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21.9418" calcext:value-type="float">
            <text:p>21.9418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92.2709" calcext:value-type="float">
            <text:p>92.2709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15.2432" calcext:value-type="float">
            <text:p>15.2432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129.471" calcext:value-type="float">
            <text:p>129.4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107.953" calcext:value-type="float">
            <text:p>107.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16:12.669044519</dc:date>
    <meta:editing-duration>P0D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